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text-line-through-style="solid" style:font-size-asian="10.5pt"/>
    </style:style>
    <style:style style:name="P3" style:family="paragraph" style:parent-style-name="Standard" style:list-style-name="L1">
      <style:text-properties style:text-line-through-style="solid"/>
    </style:style>
    <style:style style:name="P4" style:family="paragraph" style:parent-style-name="Standard" style:list-style-name="L2">
      <style:text-properties style:text-line-through-style="solid"/>
    </style:style>
    <style:style style:name="T1" style:family="text">
      <style:text-properties style:text-line-through-style="soli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ended Use Cases for Directory History</text:h>
      <text:h text:style-name="Heading_20_2" text:outline-level="2">Version 0.1:</text:h>
      <text:p text:style-name="Standard"/>
      <text:list xml:id="list2031086195" text:style-name="L1">
        <text:list-item>
          <text:p text:style-name="P2">Initialization of a repository</text:p>
          <text:list>
            <text:list-item>
              <text:p text:style-name="P1">Done</text:p>
            </text:list-item>
          </text:list>
        </text:list-item>
        <text:list-item>
          <text:p text:style-name="P2">Reading /Displaying of the status of all files contained in a repository</text:p>
          <text:list>
            <text:list-item>
              <text:p text:style-name="P1">Done</text:p>
            </text:list-item>
          </text:list>
        </text:list-item>
        <text:list-item>
          <text:p text:style-name="P3">Adding of files to the repository</text:p>
          <text:list>
            <text:list-item>
              <text:p text:style-name="P3">Core func</text:p>
            </text:list-item>
            <text:list-item>
              <text:p text:style-name="P3">Git func</text:p>
            </text:list-item>
            <text:list-item>
              <text:p text:style-name="P3">UI support</text:p>
            </text:list-item>
          </text:list>
        </text:list-item>
        <text:list-item>
          <text:p text:style-name="P1">Configuration</text:p>
          <text:list>
            <text:list-item>
              <text:p text:style-name="P1">UI</text:p>
            </text:list-item>
            <text:list-item>
              <text:p text:style-name="P1">Func</text:p>
            </text:list-item>
          </text:list>
        </text:list-item>
        <text:list-item>
          <text:p text:style-name="P1">Commiting of files to the master branch</text:p>
          <text:list>
            <text:list-item>
              <text:p text:style-name="P3">Git func</text:p>
            </text:list-item>
            <text:list-item>
              <text:p text:style-name="P3">UI support</text:p>
            </text:list-item>
            <text:list-item>
              <text:p text:style-name="P1">Func for directories</text:p>
            </text:list-item>
          </text:list>
        </text:list-item>
        <text:list-item>
          <text:p text:style-name="P1">Show the former versions of a file (=&gt; create a temp file for binaries like OO.org)</text:p>
          <text:list>
            <text:list-item>
              <text:p text:style-name="P1">Git func</text:p>
            </text:list-item>
            <text:list-item>
              <text:p text:style-name="P1">UI support</text:p>
            </text:list-item>
          </text:list>
        </text:list-item>
        <text:list-item>
          <text:p text:style-name="P1">Display of missing files</text:p>
          <text:list>
            <text:list-item>
              <text:p text:style-name="P1">Core func</text:p>
            </text:list-item>
            <text:list-item>
              <text:p text:style-name="P1">Git func</text:p>
            </text:list-item>
            <text:list-item>
              <text:p text:style-name="P1">UI support</text:p>
            </text:list-item>
          </text:list>
        </text:list-item>
        <text:list-item>
          <text:p text:style-name="P1">Removing them from repo</text:p>
          <text:list>
            <text:list-item>
              <text:p text:style-name="P1">Git func</text:p>
            </text:list-item>
            <text:list-item>
              <text:p text:style-name="P1">UI support</text:p>
            </text:list-item>
          </text:list>
        </text:list-item>
        <text:list-item>
          <text:p text:style-name="P1">Complete UI in german</text:p>
          <text:list>
            <text:list-item>
              <text:p text:style-name="P1">Very last thing to do</text:p>
            </text:list-item>
          </text:list>
        </text:list-item>
        <text:list-item>
          <text:p text:style-name="P1">Exceptionhandling; no crashing UIs</text:p>
        </text:list-item>
      </text:list>
      <text:p text:style-name="Standard"/>
      <text:h text:style-name="Heading_20_2" text:outline-level="2">To do:</text:h>
      <text:p text:style-name="Standard"/>
      <text:list xml:id="list1161439954" text:style-name="L2">
        <text:list-item>
          <text:p text:style-name="P4">Mapping GTK selection in list to the files in repo</text:p>
        </text:list-item>
      </text:list>
      <text:p text:style-name="Standard"/>
      <text:h text:style-name="Heading_20_2" text:outline-level="2">Known issues:</text:h>
      <text:list xml:id="list1184681171" text:continue-numbering="true" text:style-name="L2">
        <text:list-header>
          <text:p text:style-name="P4">All files with changes are commited at once and not a single selected file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2T19:36:40</meta:creation-date>
    <dc:date>2010-04-27T21:35:02</dc:date>
    <meta:editing-duration>PT02H45M57S</meta:editing-duration>
    <meta:editing-cycles>31</meta:editing-cycles>
    <meta:generator>OpenOffice.org/3.2$Linux OpenOffice.org_project/320m12$Build-9483</meta:generator>
    <meta:document-statistic meta:table-count="0" meta:image-count="0" meta:object-count="0" meta:page-count="1" meta:paragraph-count="34" meta:word-count="164" meta:character-count="761"/>
  </office:meta>
</office:document-meta>
</file>